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FreeMono" officeooo:rsid="001599cf" officeooo:paragraph-rsid="0017b7cd"/>
    </style:style>
    <style:style style:name="P2" style:family="paragraph" style:parent-style-name="Standard">
      <style:text-properties fo:color="#000000" officeooo:rsid="00113fbe" officeooo:paragraph-rsid="0017b7cd"/>
    </style:style>
    <style:style style:name="P3" style:family="paragraph" style:parent-style-name="Standard">
      <style:text-properties fo:color="#000000" officeooo:rsid="0011d599" officeooo:paragraph-rsid="0017b7cd"/>
    </style:style>
    <style:style style:name="P4" style:family="paragraph" style:parent-style-name="Standard">
      <style:text-properties fo:color="#000000" officeooo:rsid="001599cf" officeooo:paragraph-rsid="0017b7cd"/>
    </style:style>
    <style:style style:name="P5" style:family="paragraph" style:parent-style-name="Standard">
      <style:text-properties fo:color="#000000" style:font-name="Liberation Serif" officeooo:rsid="001599cf" officeooo:paragraph-rsid="0017b7cd"/>
    </style:style>
    <style:style style:name="P6" style:family="paragraph" style:parent-style-name="Text_20_body">
      <style:text-properties fo:color="#000000" style:font-name="FreeMono" officeooo:rsid="00207c51" officeooo:paragraph-rsid="0017b7cd"/>
    </style:style>
    <style:style style:name="P7" style:family="paragraph" style:parent-style-name="Text_20_body">
      <style:text-properties fo:color="#000000" style:font-name="FreeMono" officeooo:rsid="001ae282" officeooo:paragraph-rsid="0017b7cd"/>
    </style:style>
    <style:style style:name="P8" style:family="paragraph" style:parent-style-name="Text_20_body">
      <style:text-properties fo:color="#000000" style:font-name="FreeMono" officeooo:rsid="001a8b5c" officeooo:paragraph-rsid="0017b7cd"/>
    </style:style>
    <style:style style:name="P9" style:family="paragraph" style:parent-style-name="Text_20_body">
      <style:text-properties fo:color="#000000" style:font-name="FreeMono" officeooo:rsid="001c1423" officeooo:paragraph-rsid="0017b7cd"/>
    </style:style>
    <style:style style:name="P10" style:family="paragraph" style:parent-style-name="Text_20_body">
      <style:text-properties fo:color="#000000" style:font-name="FreeMono" officeooo:rsid="001fc814" officeooo:paragraph-rsid="0017b7cd"/>
    </style:style>
    <style:style style:name="P11" style:family="paragraph" style:parent-style-name="Text_20_body">
      <style:text-properties fo:color="#000000" fo:font-weight="bold" officeooo:rsid="001a8b5c" officeooo:paragraph-rsid="0017b7cd" style:font-weight-asian="bold" style:font-weight-complex="bold"/>
    </style:style>
    <style:style style:name="P12" style:family="paragraph" style:parent-style-name="Text_20_body">
      <style:text-properties fo:color="#000000" officeooo:rsid="001a8b5c" officeooo:paragraph-rsid="0017b7cd"/>
    </style:style>
    <style:style style:name="P13" style:family="paragraph" style:parent-style-name="Text_20_body">
      <style:text-properties fo:color="#000000" officeooo:rsid="001ae282" officeooo:paragraph-rsid="0017b7cd"/>
    </style:style>
    <style:style style:name="P14" style:family="paragraph" style:parent-style-name="Text_20_body">
      <style:text-properties fo:color="#000000" officeooo:rsid="001c1423" officeooo:paragraph-rsid="0017b7cd"/>
    </style:style>
    <style:style style:name="P15" style:family="paragraph" style:parent-style-name="Text_20_body">
      <style:text-properties fo:color="#000000" officeooo:rsid="001fc814" officeooo:paragraph-rsid="0017b7cd"/>
    </style:style>
    <style:style style:name="P16" style:family="paragraph" style:parent-style-name="Text_20_body">
      <style:text-properties fo:color="#000000" officeooo:rsid="0016c848" officeooo:paragraph-rsid="0017b7cd"/>
    </style:style>
    <style:style style:name="P17" style:family="paragraph" style:parent-style-name="Text_20_body">
      <style:text-properties fo:color="#000000" style:font-name="Liberation Serif" officeooo:rsid="001fc814" officeooo:paragraph-rsid="0017b7cd"/>
    </style:style>
    <style:style style:name="P18" style:family="paragraph" style:parent-style-name="Text_20_body">
      <style:text-properties fo:color="#000000" style:font-name="Liberation Serif" officeooo:rsid="00207c51" officeooo:paragraph-rsid="0017b7cd"/>
    </style:style>
    <style:style style:name="P19" style:family="paragraph" style:parent-style-name="Text_20_body">
      <style:text-properties officeooo:rsid="001a8b5c" officeooo:paragraph-rsid="0017b7cd"/>
    </style:style>
    <style:style style:name="T1" style:family="text">
      <style:text-properties officeooo:rsid="001ae282"/>
    </style:style>
    <style:style style:name="T2" style:family="text">
      <style:text-properties fo:color="#000000"/>
    </style:style>
    <style:style style:name="T3" style:family="text">
      <style:text-properties officeooo:rsid="002353d8"/>
    </style:style>
    <style:style style:name="T4" style:family="text">
      <style:text-properties officeooo:rsid="001c1423"/>
    </style:style>
    <style:style style:name="T5" style:family="text">
      <style:text-properties officeooo:rsid="001e0bfb"/>
    </style:style>
    <style:style style:name="T6" style:family="text">
      <style:text-properties style:font-name="FreeMono"/>
    </style:style>
    <style:style style:name="T7" style:family="text">
      <style:text-properties officeooo:rsid="0021ea35"/>
    </style:style>
    <style:style style:name="T8" style:family="text">
      <style:text-properties officeooo:rsid="001599cf"/>
    </style:style>
    <style:style style:name="T9" style:family="text">
      <style:text-properties officeooo:rsid="0011d599"/>
    </style:style>
    <style:style style:name="T10" style:family="text">
      <style:text-properties officeooo:rsid="0023265f"/>
    </style:style>
    <style:style style:name="T11" style:family="text">
      <style:text-properties officeooo:rsid="0013d581"/>
    </style:style>
    <style:style style:name="T12" style:family="text">
      <style:text-properties officeooo:rsid="0025dc6e"/>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PE Edgeline Script for Bosch Transport Data Logger (TDL) Device:</text:p>
      <text:p text:style-name="P12">This project involved Bluetooth Low Energy (BLE) programming on Linux. Major problem lied in finding a st<text:span text:style-name="T1">a</text:span>ble library for BLE communication betweeen Edgeline and TDL device. </text:p>
      <text:p text:style-name="P12">Ultimately, I chose to use D-Bus ( a message bus system for applications to talk to one another) based on <text:span text:style-name="T1">this presentation by Szymon Janc on Bluetooth Low Energy on Linux:</text:span></text:p>
      <text:p text:style-name="P19"><text:a xlink:type="simple" xlink:href="https://www.youtube.com/watch?v=VMDyebKT5c4" text:style-name="Internet_20_link" text:visited-style-name="Visited_20_Internet_20_Link"><text:span text:style-name="T2">https://www.youtube.com/watch?v=VMDyebKT5c4</text:span></text:a></text:p>
      <text:p text:style-name="P13">Janc is an open-source contributor who has worked extensively on BlueZ, the official Linux Bluetooth protocol stack. He recommends using Dbus on Python for BLE projects which do not involve strong memory constraints. <text:span text:style-name="T3">Janc is the expert – listen to Janc.</text:span></text:p>
      <text:p text:style-name="P13"/>
      <text:p text:style-name="P13">The code below illustrates how to obtain an instance of the Bluetooth adapter using Dbus on Python:</text:p>
      <text:p text:style-name="P7">def find_adapter_in_objects(objects, pattern=None):</text:p>
      <text:p text:style-name="P7"><text:tab/>bus = dbus.SystemBus()</text:p>
      <text:p text:style-name="P7"><text:tab/>for path, ifaces in objects.iteritems():</text:p>
      <text:p text:style-name="P7"><text:tab/><text:tab/>adapter = ifaces.get(ADAPTER_INTERFACE)</text:p>
      <text:p text:style-name="P7"><text:tab/><text:tab/>if adapter is None:</text:p>
      <text:p text:style-name="P7"><text:tab/><text:tab/><text:tab/>continue</text:p>
      <text:p text:style-name="P7"><text:tab/><text:tab/>if not pattern or pattern == adapter["Address"] or \</text:p>
      <text:p text:style-name="P7"><text:tab/><text:tab/><text:tab/><text:tab/><text:tab/><text:tab/><text:tab/>path.endswith(pattern):</text:p>
      <text:p text:style-name="P7"><text:tab/><text:tab/><text:tab/>obj = bus.get_object(SERVICE_NAME, path)</text:p>
      <text:p text:style-name="P7"><text:tab/><text:tab/><text:tab/>return dbus.Interface(obj, ADAPTER_INTERFACE)</text:p>
      <text:p text:style-name="P7"><text:tab/>raise Exception("Bluetooth adapter not found") <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1">Similarly, to find bluetooth devices:</text:span></text:p>
      <text:p text:style-name="P8">def find_device_in_objects(objects, device_address, adapter_pattern=None):</text:p>
      <text:p text:style-name="P8"><text:tab/>bus = dbus.SystemBus()</text:p>
      <text:p text:style-name="P8"><text:tab/>path_prefix = ""</text:p>
      <text:p text:style-name="P8"><text:tab/>if adapter_pattern:</text:p>
      <text:p text:style-name="P8"><text:tab/><text:tab/>adapter = find_adapter_in_objects(objects, adapter_pattern)</text:p>
      <text:p text:style-name="P8"><text:tab/><text:tab/>path_prefix = adapter.object_path</text:p>
      <text:p text:style-name="P8"><text:tab/>for path, ifaces in objects.iteritems():</text:p>
      <text:p text:style-name="P8"><text:tab/><text:tab/>device = ifaces.get(DEVICE_INTERFACE)</text:p>
      <text:p text:style-name="P8"><text:tab/><text:tab/>if device is None:</text:p>
      <text:p text:style-name="P8"><text:tab/><text:tab/><text:tab/>continue</text:p>
      <text:p text:style-name="P8"><text:tab/><text:tab/>if (device["Address"] == device_address and</text:p>
      <text:p text:style-name="P8"><text:tab/><text:tab/><text:tab/><text:tab/><text:tab/><text:tab/>path.startswith(path_prefix)):</text:p>
      <text:p text:style-name="P8"><text:tab/><text:tab/><text:tab/>obj = bus.get_object(SERVICE_NAME, path)</text:p>
      <text:p text:style-name="P8"><text:tab/><text:tab/><text:tab/>return dbus.Interface(obj, DEVICE_INTERFAC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Henceforth, BLE oper<text:span text:style-name="T4">a</text:span>tions are extremely stable, <text:span text:style-name="T4">apart from the caveat that a bluetoothctl service discovery that needs to be performed at the beginning of each session:</text:span></text:p>
      <text:p text:style-name="P7">hpe@hpe-edgeline:~$ bluetoothctl</text:p>
      <text:p text:style-name="P7">[NEW] Controller 7C:5C:F8:2F:36:D0 hpe-edgeline [default]</text:p>
      <text:p text:style-name="P7">[NEW] Device CC:1C:61:60:74:3A Ray</text:p>
      <text:p text:style-name="P7">[NEW] Device A0:E6:F8:6C:8B:87 Bosch TDL</text:p>
      <text:p text:style-name="P7">[NEW] Primary Service</text:p>
      <text:p text:style-name="P7"><text:tab/>/org/bluez/hci0/dev_A0_E6_F8_6C_8B_87/service0043</text:p>
      <text:p text:style-name="P7"><text:tab/>f000ffc0-0451-4000-b000-000000000000</text:p>
      <text:p text:style-name="P7"><text:tab/>Vendor specific</text:p>
      <text:p text:style-name="P7">[NEW] Characteristic</text:p>
      <text:p text:style-name="P7"><text:tab/>/org/bluez/hci0/dev_A0_E6_F8_6C_8B_87/service0043/char0047</text:p>
      <text:p text:style-name="P7"><text:tab/>f000ffc2-0451-4000-b000-000000000000</text:p>
      <text:p text:style-name="P7"><text:tab/>Vendor specific</text:p>
      <text:p text:style-name="P7">[NEW] Descriptor</text:p>
      <text:p text:style-name="P7"><text:tab/>/org/bluez/hci0/dev_A0_E6_F8_6C_8B_87/service0043/char0047/desc0049</text:p>
      <text:p text:style-name="P7"><text:tab/>00002902-0000-1000-8000-00805f9b34fb</text:p>
      <text:p text:style-name="P7"><text:tab/>Client Characteristic Configuration</text:p>
      <text:p text:style-name="P7">[NEW] Characteristic</text:p>
      <text:p text:style-name="P7"><text:tab/>/org/bluez/hci0/dev_A0_E6_F8_6C_8B_87/service0043/char0044</text:p>
      <text:p text:style-name="P7"><text:tab/>f000ffc1-0451-4000-b000-000000000000</text:p>
      <text:p text:style-name="P7"><text:tab/>Vendor specific</text:p>
      <text:p text:style-name="P7">[NEW] Descriptor</text:p>
      <text:p text:style-name="P7"><text:tab/>/org/bluez/hci0/dev_A0_E6_F8_6C_8B_87/service0043/char0044/desc0046</text:p>
      <text:p text:style-name="P7"><text:tab/>00002902-0000-1000-8000-00805f9b34fb</text:p>
      <text:p text:style-name="P7"><text:tab/>Client Characteristic Configuration</text:p>
      <text:p text:style-name="P7">[NEW] Primary Service</text:p>
      <text:p text:style-name="P7"><text:tab/>/org/bluez/hci0/dev_A0_E6_F8_6C_8B_87/service003a</text:p>
      <text:p text:style-name="P7"><text:tab/>f242e492-88b7-462e-8889-e55716a49afb</text:p>
      <text:p text:style-name="P7"><text:tab/>Vendor specific</text:p>
      <text:p text:style-name="P7">[NEW] Characteristic</text:p>
      <text:p text:style-name="P7"><text:tab/>/org/bluez/hci0/dev_A0_E6_F8_6C_8B_87/service003a/char0040</text:p>
      <text:p text:style-name="P7"><text:tab/>f242e492-88b7-462e-8889-e55716a49afe</text:p>
      <text:p text:style-name="P7"><text:soft-page-break/><text:tab/>Vendor specific</text:p>
      <text:p text:style-name="P7">[NEW] Descriptor</text:p>
      <text:p text:style-name="P7"><text:tab/>/org/bluez/hci0/dev_A0_E6_F8_6C_8B_87/service003a/char0040/desc0042</text:p>
      <text:p text:style-name="P7"><text:tab/>00002902-0000-1000-8000-00805f9b34fb</text:p>
      <text:p text:style-name="P7"><text:tab/>Client Characteristic Configuration</text:p>
      <text:p text:style-name="P7">[NEW] Characteristic</text:p>
      <text:p text:style-name="P7"><text:tab/>/org/bluez/hci0/dev_A0_E6_F8_6C_8B_87/service003a/char003e</text:p>
      <text:p text:style-name="P7"><text:tab/>f242e492-88b7-462e-8889-e55716a49afd</text:p>
      <text:p text:style-name="P7"><text:tab/>Vendor specific</text:p>
      <text:p text:style-name="P7">[NEW] Characteristic</text:p>
      <text:p text:style-name="P7"><text:tab/>/org/bluez/hci0/dev_A0_E6_F8_6C_8B_87/service003a/char003b</text:p>
      <text:p text:style-name="P7"><text:tab/>f242e492-88b7-462e-8889-e55716a49afc</text:p>
      <text:p text:style-name="P7"><text:tab/>Vendor specific</text:p>
      <text:p text:style-name="P7">[NEW] Descriptor</text:p>
      <text:p text:style-name="P7"><text:tab/>/org/bluez/hci0/dev_A0_E6_F8_6C_8B_87/service003a/char003b/desc003d</text:p>
      <text:p text:style-name="P7"><text:tab/>00002902-0000-1000-8000-00805f9b34fb</text:p>
      <text:p text:style-name="P7"><text:tab/>Client Characteristic Configuration</text:p>
      <text:p text:style-name="P7">[NEW] Primary Service</text:p>
      <text:p text:style-name="P7"><text:tab/>/org/bluez/hci0/dev_A0_E6_F8_6C_8B_87/service001a</text:p>
      <text:p text:style-name="P7"><text:tab/>5d5b1447-f938-4e72-ba34-624f902fa84f</text:p>
      <text:p text:style-name="P7"><text:tab/>Vendor specific</text:p>
      <text:p text:style-name="P7">[NEW] Characteristic</text:p>
      <text:p text:style-name="P7"><text:tab/>/org/bluez/hci0/dev_A0_E6_F8_6C_8B_87/service001a/char0038</text:p>
      <text:p text:style-name="P7"><text:tab/>5d5b1447-f938-4e72-ba34-624f902fa85f</text:p>
      <text:p text:style-name="P7"><text:tab/>Vendor specific</text:p>
      <text:p text:style-name="P7">[NEW] Characteristic</text:p>
      <text:p text:style-name="P7"><text:tab/>/org/bluez/hci0/dev_A0_E6_F8_6C_8B_87/service001a/char0036</text:p>
      <text:p text:style-name="P7"><text:tab/>5d5b1447-f938-4e72-ba34-624f902fa85e</text:p>
      <text:p text:style-name="P7"><text:tab/>Vendor specific</text:p>
      <text:p text:style-name="P7">[NEW] Characteristic</text:p>
      <text:p text:style-name="P7"><text:tab/>/org/bluez/hci0/dev_A0_E6_F8_6C_8B_87/service001a/char0034</text:p>
      <text:p text:style-name="P7"><text:tab/>5d5b1447-f938-4e72-ba34-624f902fa85d</text:p>
      <text:p text:style-name="P7"><text:soft-page-break/><text:tab/>Vendor specific</text:p>
      <text:p text:style-name="P7">[NEW] Characteristic</text:p>
      <text:p text:style-name="P7"><text:tab/>/org/bluez/hci0/dev_A0_E6_F8_6C_8B_87/service001a/char0032</text:p>
      <text:p text:style-name="P7"><text:tab/>5d5b1447-f938-4e72-ba34-624f902fa85c</text:p>
      <text:p text:style-name="P7"><text:tab/>Vendor specific</text:p>
      <text:p text:style-name="P7">[NEW] Characteristic</text:p>
      <text:p text:style-name="P7"><text:tab/>/org/bluez/hci0/dev_A0_E6_F8_6C_8B_87/service001a/char0030</text:p>
      <text:p text:style-name="P7"><text:tab/>5d5b1447-f938-4e72-ba34-624f902fa85b</text:p>
      <text:p text:style-name="P7"><text:tab/>Vendor specific</text:p>
      <text:p text:style-name="P7">[NEW] Characteristic</text:p>
      <text:p text:style-name="P7"><text:tab/>/org/bluez/hci0/dev_A0_E6_F8_6C_8B_87/service001a/char002e</text:p>
      <text:p text:style-name="P7"><text:tab/>5d5b1447-f938-4e72-ba34-624f902fa85a</text:p>
      <text:p text:style-name="P7"><text:tab/>Vendor specific</text:p>
      <text:p text:style-name="P7">[NEW] Characteristic</text:p>
      <text:p text:style-name="P7"><text:tab/>/org/bluez/hci0/dev_A0_E6_F8_6C_8B_87/service001a/char002c</text:p>
      <text:p text:style-name="P7"><text:tab/>5d5b1447-f938-4e72-ba34-624f902fa859</text:p>
      <text:p text:style-name="P7"><text:tab/>Vendor specific</text:p>
      <text:p text:style-name="P7">[NEW] Characteristic</text:p>
      <text:p text:style-name="P7"><text:tab/>/org/bluez/hci0/dev_A0_E6_F8_6C_8B_87/service001a/char002a</text:p>
      <text:p text:style-name="P7"><text:tab/>5d5b1447-f938-4e72-ba34-624f902fa858</text:p>
      <text:p text:style-name="P7"><text:tab/>Vendor specific</text:p>
      <text:p text:style-name="P7">[NEW] Characteristic</text:p>
      <text:p text:style-name="P7"><text:tab/>/org/bluez/hci0/dev_A0_E6_F8_6C_8B_87/service001a/char0028</text:p>
      <text:p text:style-name="P7"><text:tab/>5d5b1447-f938-4e72-ba34-624f902fa857</text:p>
      <text:p text:style-name="P7"><text:tab/>Vendor specific</text:p>
      <text:p text:style-name="P7">[NEW] Characteristic</text:p>
      <text:p text:style-name="P7"><text:tab/>/org/bluez/hci0/dev_A0_E6_F8_6C_8B_87/service001a/char0026</text:p>
      <text:p text:style-name="P7"><text:tab/>5d5b1447-f938-4e72-ba34-624f902fa855</text:p>
      <text:p text:style-name="P7"><text:tab/>Vendor specific</text:p>
      <text:p text:style-name="P7">[NEW] Characteristic</text:p>
      <text:p text:style-name="P7"><text:tab/>/org/bluez/hci0/dev_A0_E6_F8_6C_8B_87/service001a/char0024</text:p>
      <text:p text:style-name="P7"><text:tab/>5d5b1447-f938-4e72-ba34-624f902fa854</text:p>
      <text:p text:style-name="P7"><text:tab/>Vendor specific</text:p>
      <text:p text:style-name="P7">[NEW] Characteristic</text:p>
      <text:p text:style-name="P7"><text:tab/>/org/bluez/hci0/dev_A0_E6_F8_6C_8B_87/service001a/char0022</text:p>
      <text:p text:style-name="P7"><text:soft-page-break/><text:tab/>5d5b1447-f938-4e72-ba34-624f902fa853</text:p>
      <text:p text:style-name="P7"><text:tab/>Vendor specific</text:p>
      <text:p text:style-name="P7">[NEW] Characteristic</text:p>
      <text:p text:style-name="P7"><text:tab/>/org/bluez/hci0/dev_A0_E6_F8_6C_8B_87/service001a/char0020</text:p>
      <text:p text:style-name="P7"><text:tab/>5d5b1447-f938-4e72-ba34-624f902fa852</text:p>
      <text:p text:style-name="P7"><text:tab/>Vendor specific</text:p>
      <text:p text:style-name="P7">[NEW] Characteristic</text:p>
      <text:p text:style-name="P7"><text:tab/>/org/bluez/hci0/dev_A0_E6_F8_6C_8B_87/service001a/char001d</text:p>
      <text:p text:style-name="P7"><text:tab/>5d5b1447-f938-4e72-ba34-624f902fa851</text:p>
      <text:p text:style-name="P7"><text:tab/>Vendor specific</text:p>
      <text:p text:style-name="P7">[NEW] Descriptor</text:p>
      <text:p text:style-name="P7"><text:tab/>/org/bluez/hci0/dev_A0_E6_F8_6C_8B_87/service001a/char001d/desc001f</text:p>
      <text:p text:style-name="P7"><text:tab/>00002902-0000-1000-8000-00805f9b34fb</text:p>
      <text:p text:style-name="P7"><text:tab/>Client Characteristic Configuration</text:p>
      <text:p text:style-name="P7">[NEW] Characteristic</text:p>
      <text:p text:style-name="P7"><text:tab/>/org/bluez/hci0/dev_A0_E6_F8_6C_8B_87/service001a/char001b</text:p>
      <text:p text:style-name="P7"><text:tab/>5d5b1447-f938-4e72-ba34-624f902fa850</text:p>
      <text:p text:style-name="P7"><text:tab/>Vendor specific</text:p>
      <text:p text:style-name="P7">[NEW] Primary Service</text:p>
      <text:p text:style-name="P7"><text:tab/>/org/bluez/hci0/dev_A0_E6_F8_6C_8B_87/service0009</text:p>
      <text:p text:style-name="P7"><text:tab/>0000180a-0000-1000-8000-00805f9b34fb</text:p>
      <text:p text:style-name="P7"><text:tab/>Device Information</text:p>
      <text:p text:style-name="P7">[NEW] Characteristic</text:p>
      <text:p text:style-name="P7"><text:tab/>/org/bluez/hci0/dev_A0_E6_F8_6C_8B_87/service0009/char0018</text:p>
      <text:p text:style-name="P7"><text:tab/>00002a50-0000-1000-8000-00805f9b34fb</text:p>
      <text:p text:style-name="P7"><text:tab/>PnP ID</text:p>
      <text:p text:style-name="P7">[NEW] Characteristic</text:p>
      <text:p text:style-name="P7"><text:tab/>/org/bluez/hci0/dev_A0_E6_F8_6C_8B_87/service0009/char0016</text:p>
      <text:p text:style-name="P7"><text:tab/>00002a2a-0000-1000-8000-00805f9b34fb</text:p>
      <text:p text:style-name="P7"><text:tab/>IEEE 11073-20601 Regulatory Cert. Data List</text:p>
      <text:p text:style-name="P7">[NEW] Characteristic</text:p>
      <text:p text:style-name="P7"><text:tab/>/org/bluez/hci0/dev_A0_E6_F8_6C_8B_87/service0009/char0014</text:p>
      <text:p text:style-name="P7"><text:tab/>00002a29-0000-1000-8000-00805f9b34fb</text:p>
      <text:p text:style-name="P7"><text:tab/>Manufacturer Name String</text:p>
      <text:p text:style-name="P7"><text:soft-page-break/>[NEW] Characteristic</text:p>
      <text:p text:style-name="P7"><text:tab/>/org/bluez/hci0/dev_A0_E6_F8_6C_8B_87/service0009/char0012</text:p>
      <text:p text:style-name="P7"><text:tab/>00002a28-0000-1000-8000-00805f9b34fb</text:p>
      <text:p text:style-name="P7"><text:tab/>Software Revision String</text:p>
      <text:p text:style-name="P7">[NEW] Characteristic</text:p>
      <text:p text:style-name="P7"><text:tab/>/org/bluez/hci0/dev_A0_E6_F8_6C_8B_87/service0009/char0010</text:p>
      <text:p text:style-name="P7"><text:tab/>00002a27-0000-1000-8000-00805f9b34fb</text:p>
      <text:p text:style-name="P7"><text:tab/>Hardware Revision String</text:p>
      <text:p text:style-name="P7">[NEW] Characteristic</text:p>
      <text:p text:style-name="P7"><text:tab/>/org/bluez/hci0/dev_A0_E6_F8_6C_8B_87/service0009/char000e</text:p>
      <text:p text:style-name="P7"><text:tab/>00002a25-0000-1000-8000-00805f9b34fb</text:p>
      <text:p text:style-name="P7"><text:tab/>Serial Number String</text:p>
      <text:p text:style-name="P7">[NEW] Characteristic</text:p>
      <text:p text:style-name="P7"><text:tab/>/org/bluez/hci0/dev_A0_E6_F8_6C_8B_87/service0009/char000c</text:p>
      <text:p text:style-name="P7"><text:tab/>00002a24-0000-1000-8000-00805f9b34fb</text:p>
      <text:p text:style-name="P7"><text:tab/>Model Number String</text:p>
      <text:p text:style-name="P7">[NEW] Characteristic</text:p>
      <text:p text:style-name="P7"><text:tab/>/org/bluez/hci0/dev_A0_E6_F8_6C_8B_87/service0009/char000a</text:p>
      <text:p text:style-name="P7"><text:tab/>00002a23-0000-1000-8000-00805f9b34fb</text:p>
      <text:p text:style-name="P7"><text:tab/>System ID</text:p>
      <text:p text:style-name="P7">[NEW] Primary Service</text:p>
      <text:p text:style-name="P7"><text:tab/>/org/bluez/hci0/dev_A0_E6_F8_6C_8B_87/service0008</text:p>
      <text:p text:style-name="P7"><text:tab/>00001801-0000-1000-8000-00805f9b34fb</text:p>
      <text:p text:style-name="P7"><text:tab/>Generic Attribute Profile</text:p>
      <text:p text:style-name="P7">Agent registered</text:p>
      <text:p text:style-name="P7">[bluetooth]# </text:p>
      <text:p text:style-name="P13"/>
      <text:p text:style-name="P14">Once these characteristics and services are discovered, the TDL device’s UUID’s can be related to their respective paths. For example, the service UUID [<text:span text:style-name="T1">00001801-0000-1000-8000-00805f9b34fb</text:span>] has the corresponding path [<text:span text:style-name="T1">/org/bluez/hci0/dev_A0_E6_F8_6C_8B_87/service0008</text:span>]. <text:span text:style-name="T5">In the bluetoothctl output above, I have provided a reference to find the path of any TDL device characteristic/service that may be required.</text:span></text:p>
      <text:p text:style-name="P14"/>
      <text:p text:style-name="P14">Below, I illustrate some basic operations.</text:p>
      <text:p text:style-name="P14"/>
      <text:p text:style-name="P14">To conect to a BLE device:</text:p>
      <text:p text:style-name="P9"><text:soft-page-break/>def connect_device():</text:p>
      <text:p text:style-name="P9"><text:tab/>tdl_mac_address = "A0:E6:F8:6C:8B:87"</text:p>
      <text:p text:style-name="P9"><text:tab/>device = bluezutils.find_device(tdl_mac_address, None)</text:p>
      <text:p text:style-name="P9"><text:tab/>device.Connect()</text:p>
      <text:p text:style-name="P9"><text:tab/>print("Connected")<text:tab/></text:p>
      <text:p text:style-name="P14"/>
      <text:p text:style-name="P14">Here I am using the TDL device’s specific MAC address.</text:p>
      <text:p text:style-name="P14"/>
      <text:p text:style-name="P14">To disconnect:</text:p>
      <text:p text:style-name="P9">def disconnect_device():</text:p>
      <text:p text:style-name="P9"><text:tab/>tdl_mac_address = "A0:E6:F8:6C:8B:87"</text:p>
      <text:p text:style-name="P9"><text:tab/>device = bluezutils.find_device(tdl_mac_address, None)</text:p>
      <text:p text:style-name="P9"><text:tab/>device.Disconnect()</text:p>
      <text:p text:style-name="P9"><text:tab/>print("Disconnected")</text:p>
      <text:p text:style-name="P14"/>
      <text:p text:style-name="P14"/>
      <text:p text:style-name="P14">To enable notifications for a specific characteristic:</text:p>
      <text:p text:style-name="P9">def enable_realtime_status_notification():</text:p>
      <text:p text:style-name="P9"/>
      <text:p text:style-name="P9"><text:tab/># Enable realtime status information notification .......................</text:p>
      <text:p text:style-name="P9"><text:tab/>char_path_realtime_status = '/org/bluez/hci0/dev_A0_E6_F8_6C_8B_87/service001a/char001d'</text:p>
      <text:p text:style-name="P9"><text:tab/>chrc_realtime_status = bus.get_object(BLUEZ_SERVICE_NAME, char_path_realtime_status)</text:p>
      <text:p text:style-name="P9"><text:tab/>chrc_props_realtime_status = chrc_realtime_status.GetAll(GATT_CHRC_IFACE, dbus_interface=DBUS_PROP_IFACE)</text:p>
      <text:p text:style-name="P9"><text:tab/>chrc_arr_realtime_status = (chrc_realtime_status, chrc_props_realtime_status)</text:p>
      <text:p text:style-name="P9"/>
      <text:p text:style-name="P9"><text:tab/># Listen for changes</text:p>
      <text:p text:style-name="P9"><text:tab/>chrc_arr_prop_iface_realtime_status = dbus.Interface(chrc_arr_realtime_status[0], DBUS_PROP_IFACE)</text:p>
      <text:p text:style-name="P9"><text:tab/>chrc_arr_prop_iface_realtime_status.connect_to_signal("PropertiesChanged",</text:p>
      <text:p text:style-name="P9"><text:soft-page-break/><text:s text:c="42"/>realtime_status_changed_cb)</text:p>
      <text:p text:style-name="P9"/>
      <text:p text:style-name="P9"><text:tab/># Subscribe to notifications</text:p>
      <text:p text:style-name="P9"><text:tab/>chrc_arr_realtime_status[0].StartNotify(reply_handler=realtime_status_cb,</text:p>
      <text:p text:style-name="P9"><text:tab/> <text:s text:c="24"/><text:tab/> error_handler=generic_error_cb,</text:p>
      <text:p text:style-name="P9"><text:tab/> <text:s text:c="28"/>dbus_interface=GATT_CHRC_IFACE)</text:p>
      <text:p text:style-name="P14"/>
      <text:p text:style-name="P14">Where ‘<text:span text:style-name="T5">char_path_realtime_status’ is the path of the UUID for which notifications are required. </text:span></text:p>
      <text:p text:style-name="P14"><text:span text:style-name="T5">The callback ‘realtime_status_changed_cb’ is triggered whenever there is a change in this characteristic. ***Bug Alert*** The callback in ‘connect_to_signal’ is triggered the first time it is initialised, despite no notification being detected for that characteristic. The workaround I use for this is a global counter which prevents the callback from executing the first time it is called. </text:span></text:p>
      <text:p text:style-name="P15">The ‘realtime_status_cb’ is used to detect if notifications for the characteristic are successfully enabled.</text:p>
      <text:p text:style-name="P15"/>
      <text:p text:style-name="P14"/>
      <text:p text:style-name="P14"/>
      <text:p text:style-name="P16"/>
      <text:p text:style-name="P16"/>
      <text:p text:style-name="P16"/>
      <text:p text:style-name="P15"/>
      <text:p text:style-name="P15"/>
      <text:p text:style-name="P15"/>
      <text:p text:style-name="P15"/>
      <text:p text:style-name="P15"/>
      <text:p text:style-name="P15"/>
      <text:p text:style-name="P15"/>
      <text:p text:style-name="P15"/>
      <text:p text:style-name="P15"/>
      <text:p text:style-name="P15">To write a characteristic:</text:p>
      <text:p text:style-name="P10">def auth_connection():</text:p>
      <text:p text:style-name="P10"/>
      <text:p text:style-name="P10"><text:s text:c="4"/># Update to required characteristic </text:p>
      <text:p text:style-name="P10"><text:soft-page-break/><text:s text:c="4"/>char_path = '/org/bluez/hci0/dev_A0_E6_F8_6C_8B_87/service001a/char0036'</text:p>
      <text:p text:style-name="P10"><text:s text:c="4"/>chrc = bus.get_object(BLUEZ_SERVICE_NAME, char_path)</text:p>
      <text:p text:style-name="P10"><text:s text:c="4"/>chrc_props = chrc.GetAll(GATT_CHRC_IFACE, dbus_interface=DBUS_PROP_IFACE)</text:p>
      <text:p text:style-name="P10"><text:s text:c="4"/>chrc_arr = (chrc, chrc_props)</text:p>
      <text:p text:style-name="P10"/>
      <text:p text:style-name="P10"><text:s text:c="4"/>#read_log_chrc[0].ReadValue(dbus_interface=GATT_CHRC_IFACE, reply_handler=read_log_handler, error_handler=generic_error_cb)</text:p>
      <text:p text:style-name="P10"><text:s text:c="4"/>offset = 0</text:p>
      <text:p text:style-name="P10"><text:s text:c="4"/>message_bytes = ''.join(chr(x) for x in [0x01, 0x02, 0x03, 0x04])</text:p>
      <text:p text:style-name="P10"><text:s text:c="4"/>chrc_arr[0].WriteValue(message_bytes, {'offset': dbus.UInt16(offset, variant_level=1)}, </text:p>
      <text:p text:style-name="P10"><text:s text:c="4"/><text:tab/><text:tab/><text:tab/><text:tab/><text:tab/><text:tab/><text:tab/><text:tab/><text:tab/> <text:s text:c="2"/>dbus_interface=GATT_CHRC_IFACE) </text:p>
      <text:p text:style-name="P10"><text:s text:c="4"/><text:tab/><text:tab/><text:tab/><text:tab/><text:tab/><text:tab/><text:tab/><text:tab/><text:tab/> <text:s text:c="2"/>#reply_handler=auth_connection_cb, </text:p>
      <text:p text:style-name="P10"><text:s text:c="4"/><text:tab/><text:tab/><text:tab/><text:tab/><text:tab/><text:tab/><text:tab/><text:tab/><text:tab/> <text:s text:c="2"/>#error_handler=generic_error_cb)</text:p>
      <text:p text:style-name="P10"><text:s text:c="4"/>print("Authenticating connection...")</text:p>
      <text:p text:style-name="P17">Note that no callbacks are implemented for this write operation. Although callbacks can be implemented to confirm a successful write operation, they are not required in this case because this write operation triggers a change in a characteristic for which notifications are enabled. Instead of specifying a callback for this write operation, the callback for the characteristic for which notifications are enabled is triggered on a successful write opera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Code Structure:</text:p>
      <text:p text:style-name="P17"/>
      <text:p text:style-name="P17">A standing connection to Thingsboard is established:</text:p>
      <text:p text:style-name="P10"><text:s/># Called to open a connection with Thingsboard</text:p>
      <text:p text:style-name="P10">def establish_connection():</text:p>
      <text:p text:style-name="P10"/>
      <text:p text:style-name="P10"><text:s text:c="4"/>global client</text:p>
      <text:p text:style-name="P10"><text:s text:c="4"/>client = mqtt.Client()</text:p>
      <text:p text:style-name="P10"><text:s text:c="4"/>client.on_connect = on_connect</text:p>
      <text:p text:style-name="P10"><text:s text:c="4"/>client.on_message = on_message</text:p>
      <text:p text:style-name="P10"><text:s text:c="4"/>client.tls_set(ca_certs="mqttserver.pub.pem", certfile="mqttclient.nopass.pem", keyfile=None, cert_reqs=ssl.CERT_REQUIRED,</text:p>
      <text:p text:style-name="P10"><text:s text:c="31"/>tls_version=ssl.PROTOCOL_TLSv1, ciphers=None);</text:p>
      <text:p text:style-name="P10"/>
      <text:p text:style-name="P10"><text:s text:c="4"/>client.tls_insecure_set(False)</text:p>
      <text:p text:style-name="P10"><text:s text:c="4"/>client.connect('thingsboard', 8883, 1)</text:p>
      <text:p text:style-name="P10"><text:s text:c="4"/>print("Connection established")</text:p>
      <text:p text:style-name="P10"/>
      <text:p text:style-name="P10"><text:s text:c="4"/>client.loop_forever()</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8"/>
      <text:p text:style-name="P18"/>
      <text:p text:style-name="P18"/>
      <text:p text:style-name="P18">Script waits for a message from Thingsboad to initiate device action:</text:p>
      <text:p text:style-name="P18">#<text:span text:style-name="T6"> The callback for when a PUBLISH message is received from the server.</text:span></text:p>
      <text:p text:style-name="P6">def on_message(client, userdata, msg):</text:p>
      <text:p text:style-name="P6"><text:s text:c="3"/></text:p>
      <text:p text:style-name="P6"><text:s text:c="3"/>print('Topic: ' + msg.topic + '\nMessage: ' + str(msg.payload))</text:p>
      <text:p text:style-name="P6"><text:s text:c="3"/>if msg.topic.startswith( 'v1/devices/me/rpc/request/'):</text:p>
      <text:p text:style-name="P6"><text:s text:c="7"/>requestId = msg.topic[len('v1/devices/me/rpc/request/'):len(msg.topic)]</text:p>
      <text:p text:style-name="P6"><text:s text:c="7"/>print('This is a RPC call. RequestID: ' + requestId + '. Going to reply now!')</text:p>
      <text:p text:style-name="P6"><text:s text:c="7"/>client.publish('v1/devices/me/rpc/response/' + requestId, "{\"value1\":\"A\", \"value2\":\"B\"}", 1)</text:p>
      <text:p text:style-name="P6"/>
      <text:p text:style-name="P6"><text:s text:c="3"/>global interval_state</text:p>
      <text:p text:style-name="P6"><text:s text:c="3"/>global interval_call</text:p>
      <text:p text:style-name="P6"/>
      <text:p text:style-name="P6"><text:s text:c="3"/>if "true" in str(msg.payload):</text:p>
      <text:p text:style-name="P6"/>
      <text:p text:style-name="P6"><text:s text:c="4"/>if (interval_state == False):</text:p>
      <text:p text:style-name="P6"/>
      <text:p text:style-name="P6"><text:s text:c="6"/><text:span text:style-name="T13">start_session_no_spam()</text:span></text:p>
      <text:p text:style-name="P6"/>
      <text:p text:style-name="P6"/>
      <text:p text:style-name="P6"><text:s text:c="3"/>if "false" in str(msg.payload):</text:p>
      <text:p text:style-name="P6"><text:soft-page-break/></text:p>
      <text:p text:style-name="P6"><text:s text:c="4"/>if (interval_state == True):</text:p>
      <text:p text:style-name="P6"><text:s text:c="6"/>interval_state = False</text:p>
      <text:p text:style-name="P6"><text:s text:c="6"/>stop_session_no_spam()</text:p>
      <text:p text:style-name="P6"><text:s text:c="6"/>interval_call.stop()</text:p>
      <text:p text:style-name="P6"/>
      <text:p text:style-name="P6"><text:s text:c="4"/>else:</text:p>
      <text:p text:style-name="P6"><text:s text:c="6"/><text:span text:style-name="T13">stop_session_no_spam()</text:span> <text:s/></text:p>
      <text:p text:style-name="P6"/>
      <text:p text:style-name="P6"/>
      <text:p text:style-name="P6"><text:s text:c="3"/>if "500" in str(msg.payload):</text:p>
      <text:p text:style-name="P6"><text:s text:c="3"/>#global test_counter</text:p>
      <text:p text:style-name="P6"><text:s text:c="3"/>#if (test_counter == 1 or test_counter == 2):</text:p>
      <text:p text:style-name="P6"><text:s text:c="6"/>global received_interval_counter</text:p>
      <text:p text:style-name="P6"><text:s text:c="6"/>if (received_interval_counter == 0):</text:p>
      <text:p text:style-name="P6"><text:s text:c="8"/>received_interval_counter += 1</text:p>
      <text:p text:style-name="P6"/>
      <text:p text:style-name="P6"><text:s text:c="8"/>interval = str(msg.payload).split('"')[3]</text:p>
      <text:p text:style-name="P6"/>
      <text:p text:style-name="P6"><text:s text:c="8"/># Type cast</text:p>
      <text:p text:style-name="P6"><text:s text:c="8"/>interval = int(interval)</text:p>
      <text:p text:style-name="P6"/>
      <text:p text:style-name="P6"><text:s text:c="8"/>#global interval_state</text:p>
      <text:p text:style-name="P6"><text:s text:c="8"/># Run only if an interval is not set already</text:p>
      <text:p text:style-name="P6"><text:s text:c="8"/>if (interval_state == False):</text:p>
      <text:p text:style-name="P6"/>
      <text:p text:style-name="P6"><text:s text:c="10"/>interval_state = True</text:p>
      <text:p text:style-name="P6"/>
      <text:p text:style-name="P6"><text:s text:c="10"/><text:span text:style-name="T13">start_session_no_spam()</text:span></text:p>
      <text:p text:style-name="P6"><text:tab/><text:tab/></text:p>
      <text:p text:style-name="P6"><text:s text:c="10"/><text:span text:style-name="T13">interval_call = RepeatedTimer(120,interval_logging)</text:span></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On calling <text:span text:style-name="T7">sta</text:span>r<text:span text:style-name="T7">t_session</text:span>():</text:p>
      <text:p text:style-name="P2"/>
      <text:p text:style-name="P2">1. App connects to device using <text:s/>device MAC address (A0:E6:F8:6C:8B:87). <text:span text:style-name="T7">Enables notifications.</text:span></text:p>
      <text:p text:style-name="P2"/>
      <text:p text:style-name="P2">2. Authenticates connection – device requirement for any write operation. Sends a hardcoded pin and waits for acknowledgement. (PIN : 1-2-3-4)</text:p>
      <text:p text:style-name="P2"/>
      <text:p text:style-name="P2">3. <text:s/>Command<text:span text:style-name="T8">s</text:span> Bosch TDL device to start logging <text:span text:style-name="T9">for data.</text:span></text:p>
      <text:p text:style-name="P2"/>
      <text:p text:style-name="P3">4. Disconnects from Android client – important because Bosch TDL device will not log any data if still connected (Device constraint)</text:p>
      <text:p text:style-name="P3"/>
      <text:p text:style-name="P3">After <text:span text:style-name="T10">start_session</text:span>() is called, <text:span text:style-name="T11">TDL </text:span>device is now disconnected and logging <text:span text:style-name="T11">data. There is no active connection between the Android client and TDL device after start_session() is done.</text:span></text:p>
      <text:p text:style-name="P3"/>
      <text:p text:style-name="P3"><text:span text:style-name="T11">To receive logged data from device, call stop_session()</text:span> .</text:p>
      <text:p text:style-name="P3"/>
      <text:p text:style-name="P3"><text:span text:style-name="T8">On calling stop_session():</text:span></text:p>
      <text:p text:style-name="P3"/>
      <text:p text:style-name="P3"><text:span text:style-name="T8">1. </text:span><text:s/><text:span text:style-name="T8">Reconnects Android client to TDL device. Enables notifications.</text:span></text:p>
      <text:p text:style-name="P4"/>
      <text:p text:style-name="P4">2. Authenticates connection. [Default Pin]</text:p>
      <text:p text:style-name="P4"/>
      <text:p text:style-name="P4">3. Commands TDL device to stop logging data. Required to request a data transfer.</text:p>
      <text:p text:style-name="P4"/>
      <text:p text:style-name="P4">4. Request data transfer from TDL device, receive data, and transmit to dashboard via MQTT.</text:p>
      <text:p text:style-name="P4"/>
      <text:p text:style-name="P4"><text:soft-page-break/>5. Disconnect device.</text:p>
      <text:p text:style-name="P1"/>
      <text:p text:style-name="P1"/>
      <text:p text:style-name="P5">***<text:span text:style-name="T7">Code Structure Alerts*** </text:span></text:p>
      <text:p text:style-name="P5"/>
      <text:p text:style-name="P5"><text:span text:style-name="T7">Never call start_session() back-to-back. This can crash the code. Once start-session() is called, make sure to call a stop_session() before calling a start_session() again. Although a lot of logic has been implemented to avoid this scenario, it could still happen if someone manually fools around with the code. </text:span></text:p>
      <text:p text:style-name="P5"/>
      <text:p text:style-name="P5"><text:span text:style-name="T12">mainloop.run() can only be executed after atleast one notification (hence a callback) has been invoked. It is very important to terminate the mainloop after each session, otherwise Dbus crashes.</text:span></text:p>
      <text:p text:style-name="P5"/>
      <text:p text:style-name="P5"><text:span text:style-name="T12">The period for interval logging should not be less than 20 seconds. The code needs around 10 seconds of time to execute a successful start_session() and stop_session(). To be safe the minimum interval period should be set to 20 seconds. Ideally, when receiving an interval from the dashboard, it is assumed that that the interval has the lowest resolution of 1 minute. </text:span></text:p>
      <text:p text:style-name="P5"/>
      <text:p text:style-name="P5"/>
      <text:p text:style-name="P5"/>
      <text:p text:style-name="P5"/>
      <text:p text:style-name="P5"/>
      <text:p text:style-name="P5"/>
      <text:p text:style-name="P5">*** <text:span text:style-name="T10">Bug Alerts*** </text:span></text:p>
      <text:p text:style-name="P5"/>
      <text:p text:style-name="P5"><text:span text:style-name="T10">There is a difference when using the device on always-on mode (always advertising). The notification callbacks will relentlessly be called a million times for one characteristic change. Currently working around this with global counters, which are resetted at the beginning of every start_session() and stop_session()</text:span></text:p>
      <text:p text:style-name="P5"/>
      <text:p text:style-name="P5"><text:span text:style-name="T12">Notice that ‘data_transfer_status_changed_counter’ is only resetted in stop_session() and not in start_session(). This is because if you call start_session() after a stop_session(), the data-transfer done notification could still be triggering which leads to all sorts of problems. </text:span></text:p>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8:12:08.461007074</meta:creation-date>
    <dc:date>2018-07-25T18:19:39.087446988</dc:date>
    <meta:editing-duration>PT7M33S</meta:editing-duration>
    <meta:editing-cycles>1</meta:editing-cycles>
    <meta:document-statistic meta:table-count="0" meta:image-count="0" meta:object-count="0" meta:page-count="15" meta:paragraph-count="311" meta:word-count="1427" meta:character-count="15641" meta:non-whitespace-character-count="13863"/>
    <meta:generator>LibreOffice/6.0.3.2$Linux_X86_64 LibreOffice_project/00m0$Build-2</meta:generator>
  </office:meta>
</office:document-meta>
</file>